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2ea7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2ea7d" style:font-weight-asian="normal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de08" style:font-weight-asian="normal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0dde08" style:font-weight-asian="bold" style:font-weight-complex="bold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9" style:family="paragraph" style:parent-style-name="Preformatted_20_Text">
      <style:paragraph-properties fo:margin-top="0in" fo:margin-bottom="0in" loext:contextual-spacing="false" fo:orphans="2" fo:widows="2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de08" fo:background-color="#fffff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bold" officeooo:paragraph-rsid="000dde08" fo:background-color="#fffffe" style:font-weight-asian="bold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bold" officeooo:rsid="0012ea7d" officeooo:paragraph-rsid="0012ea7d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2ea7d" style:font-weight-asian="normal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7fd62" style:font-weight-asian="normal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b4a95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rsid="0012ea7d" officeooo:paragraph-rsid="0012ea7d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rsid="0012ea7d" officeooo:paragraph-rsid="0019ed44" style:font-weight-asian="bold" style:font-weight-complex="bold"/>
    </style:style>
    <style:style style:name="P1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14e7e3" fo:background-color="#fffffe" style:font-weight-asian="bold" style:font-weight-complex="bold"/>
    </style:style>
    <style:style style:name="P1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0dde08" fo:background-color="#fffffe"/>
    </style:style>
    <style:style style:name="P2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14e7e3" fo:background-color="#fffffe" style:font-weight-asian="normal" style:font-weight-complex="normal"/>
    </style:style>
    <style:style style:name="T1" style:family="text">
      <style:text-properties fo:background-color="#fffffe" loext:char-shading-value="0"/>
    </style:style>
    <style:style style:name="T2" style:family="text">
      <style:text-properties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M25</text:p>
      <text:p text:style-name="P18"/>
      <text:p text:style-name="P20">Average nDCG@10 for 333 queries: 0.361 </text:p>
      <text:p text:style-name="P20">MRR@10 for 333 queries: 0.305 Average </text:p>
      <text:p text:style-name="P20">Precision@1: 0.228</text:p>
      <text:p text:style-name="P19"/>
      <text:p text:style-name="P19">100%|██████████| 9326/9326 [1:57:55&lt;00:00, <text:s/>1.78it/s]</text:p>
      <text:p text:style-name="P7">100%|██████████| 1036/1036 [04:10&lt;00:00, <text:s/>4.48it/s]</text:p>
      <text:p text:style-name="P8"><text:s text:c="2"/><text:span text:style-name="T2">0%| <text:s text:c="9"/>| 0/9326 [00:00&lt;?, ?it/s]</text:span></text:p>
      <text:p text:style-name="P6"/>
      <text:p text:style-name="P8"><text:s/><text:span text:style-name="T2">Epoch 1:</text:span></text:p>
      <text:p text:style-name="P8"><text:s text:c="9"/><text:span text:style-name="T2">Train Loss: 0.704 | Train Accuracy: 49.65%</text:span></text:p>
      <text:p text:style-name="P8"><text:s text:c="9"/><text:span text:style-name="T2">Validation Loss: 0.548 | Validation Accuracy: 95.21%</text:span></text:p>
      <text:p text:style-name="P9"/>
      <text:p text:style-name="P5">100%|██████████| 9326/9326 [1:57:52&lt;00:00, <text:s/>1.32it/s]</text:p>
      <text:p text:style-name="P7">100%|██████████| 1036/1036 [04:10&lt;00:00, <text:s/>4.47it/s]</text:p>
      <text:p text:style-name="P6"/>
      <text:p text:style-name="P8"><text:s/><text:span text:style-name="T2">Epoch 2:</text:span></text:p>
      <text:p text:style-name="P8"><text:s text:c="9"/><text:span text:style-name="T2">Train Loss: 0.703 | Train Accuracy: 49.57%</text:span></text:p>
      <text:p text:style-name="P8"><text:s text:c="9"/><text:span text:style-name="T2">Validation Loss: 0.548 | Validation Accuracy: 95.21%</text:span></text:p>
      <text:p text:style-name="P10"/>
      <text:p text:style-name="P10"/>
      <text:p text:style-name="P11">model/1_model-bert256-full.pt</text:p>
      <text:p text:style-name="P4"/>
      <text:p text:style-name="P3">Average nDCG@10 for 330 queries: 0.3354002355109642 </text:p>
      <text:p text:style-name="P3">MRR@10 for 330 queries: 0.26617331617331624 </text:p>
      <text:p text:style-name="P3">Average Precision@1: 0.18484848484848485</text:p>
      <text:p text:style-name="P3"/>
      <text:p text:style-name="P16">test_full</text:p>
      <text:p text:style-name="P1"/>
      <text:p text:style-name="P2">Average nDCG@10 for 330 queries: 0.3108120468170617 </text:p>
      <text:p text:style-name="P2">MRR@10 for 330 queries: 0.24624982124982128 </text:p>
      <text:p text:style-name="P2">Average Precision@1: 0.17272727272727273</text:p>
      <text:p text:style-name="P2"/>
      <text:p text:style-name="P12"><text:span text:style-name="T1">model/1_model-bert-pairwise-full.pt</text:span></text:p>
      <text:p text:style-name="P12"><text:span text:style-name="T1"/></text:p>
      <text:p text:style-name="P15"><text:span text:style-name="T1">Average nDCG@10 for 330 queries: 0.22526914884418908</text:span></text:p>
      <text:p text:style-name="P15"><text:span text:style-name="T1">MRR@10 for 330 queries: 0.15459745459745478 </text:span></text:p>
      <text:p text:style-name="P15"><text:span text:style-name="T1">Average Precision@1: 0.07575757575757576</text:span></text:p>
      <text:p text:style-name="P2"/>
      <text:p text:style-name="P17">test_full</text:p>
      <text:p text:style-name="P17"/>
      <text:p text:style-name="P14">Average nDCG@10 for 330 queries: 0.20979769229822257</text:p>
      <text:p text:style-name="P14">MRR@10 for 330 queries: 0.14353639353639366 </text:p>
      <text:p text:style-name="P14">Average Precision@1: 0.072727272727272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57:04.472964317</meta:creation-date>
    <dc:date>2020-03-08T14:20:26.871754252</dc:date>
    <meta:editing-duration>PT2H59M4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28" meta:character-count="1215" meta:non-whitespace-character-count="1057"/>
  </office:meta>
</office:document-meta>
</file>